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9.14mm"/>
    </style:style>
    <style:style style:name="co5" style:family="table-column">
      <style:table-column-properties fo:break-before="auto" style:column-width="7.97mm"/>
    </style:style>
    <style:style style:name="co6" style:family="table-column">
      <style:table-column-properties fo:break-before="auto" style:column-width="7mm"/>
    </style:style>
    <style:style style:name="co7" style:family="table-column">
      <style:table-column-properties fo:break-before="auto" style:column-width="3.88mm"/>
    </style:style>
    <style:style style:name="co8" style:family="table-column">
      <style:table-column-properties fo:break-before="auto" style:column-width="7.39mm"/>
    </style:style>
    <style:style style:name="co9" style:family="table-column">
      <style:table-column-properties fo:break-before="auto" style:column-width="31.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TSMER9A3_Gambierdiscus-carpenteri_gosum1-cell" table:style-name="ta1">
        <table:shapes>
          <draw:frame draw:z-index="0" draw:style-name="gr1" draw:text-style-name="P1" svg:width="159.99mm" svg:height="169.83mm" svg:x="5.86mm" svg:y="62.83mm">
            <loext:p draw:notify-on-update-of-ranges="'UTSMER9A3_Gambierdiscus-carpenteri_gosum1-cell'.B1:'UTSMER9A3_Gambierdiscus-carpenteri_gosum1-cell'.B1 'UTSMER9A3_Gambierdiscus-carpenteri_gosum1-cell'.B2:'UTSMER9A3_Gambierdiscus-carpenteri_gosum1-cell'.B13 'UTSMER9A3_Gambierdiscus-carpenteri_gosum1-cell'.C1:'UTSMER9A3_Gambierdiscus-carpenteri_gosum1-cell'.C1 'UTSMER9A3_Gambierdiscus-carpenteri_gosum1-cell'.C2:'UTSMER9A3_Gambierdiscus-carpenteri_gosum1-cell'.C13 'UTSMER9A3_Gambierdiscus-carpenteri_gosum1-cell'.D1:'UTSMER9A3_Gambierdiscus-carpenteri_gosum1-cell'.D1 'UTSMER9A3_Gambierdiscus-carpenteri_gosum1-cell'.D2:'UTSMER9A3_Gambierdiscus-carpenteri_gosum1-cell'.D13 'UTSMER9A3_Gambierdiscus-carpenteri_gosum1-cell'.E1:'UTSMER9A3_Gambierdiscus-carpenteri_gosum1-cell'.E1 'UTSMER9A3_Gambierdiscus-carpenteri_gosum1-cell'.E2:'UTSMER9A3_Gambierdiscus-carpenteri_gosum1-cell'.E13 'UTSMER9A3_Gambierdiscus-carpenteri_gosum1-cell'.F1:'UTSMER9A3_Gambierdiscus-carpenteri_gosum1-cell'.F1 'UTSMER9A3_Gambierdiscus-carpenteri_gosum1-cell'.F2:'UTSMER9A3_Gambierdiscus-carpenteri_gosum1-cell'.F13 'UTSMER9A3_Gambierdiscus-carpenteri_gosum1-cell'.G1:'UTSMER9A3_Gambierdiscus-carpenteri_gosum1-cell'.G1 'UTSMER9A3_Gambierdiscus-carpenteri_gosum1-cell'.G2:'UTSMER9A3_Gambierdiscus-carpenteri_gosum1-cell'.G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G. australes</text:p>
          </table:table-cell>
          <table:table-cell office:value-type="string" calcext:value-type="string">
            <text:p>G. carpenteri</text:p>
          </table:table-cell>
          <table:table-cell office:value-type="string" calcext:value-type="string">
            <text:p>G. lapillus</text:p>
          </table:table-cell>
          <table:table-cell office:value-type="string" calcext:value-type="string">
            <text:p>G. cf. Silvae</text:p>
          </table:table-cell>
          <table:table-cell office:value-type="string" calcext:value-type="string">
            <text:p>G. polynesi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16020</text:p>
          </table:table-cell>
          <table:table-cell office:value-type="string" calcext:value-type="string">
            <text:p>membrane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0054</text:p>
          </table:table-cell>
          <table:table-cell office:value-type="string" calcext:value-type="string">
            <text:p>cell j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1974</text:p>
          </table:table-cell>
          <table:table-cell office:value-type="string" calcext:value-type="string">
            <text:p>membrane-enclosed lumen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2991</text:p>
          </table:table-cell>
          <table:table-cell office:value-type="string" calcext:value-type="string">
            <text:p>protein-containing complex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3226</text:p>
          </table:table-cell>
          <table:table-cell office:value-type="string" calcext:value-type="string">
            <text:p>organelle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21</text:p>
          </table:table-cell>
          <table:table-cell office:value-type="string" calcext:value-type="string">
            <text:p>extracellular region par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22</text:p>
          </table:table-cell>
          <table:table-cell office:value-type="string" calcext:value-type="string">
            <text:p>organelle part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23</text:p>
          </table:table-cell>
          <table:table-cell office:value-type="string" calcext:value-type="string">
            <text:p>virion pa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25</text:p>
          </table:table-cell>
          <table:table-cell office:value-type="string" calcext:value-type="string">
            <text:p>membrane part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56</text:p>
          </table:table-cell>
          <table:table-cell office:value-type="string" calcext:value-type="string">
            <text:p>synapse p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64</text:p>
          </table:table-cell>
          <table:table-cell office:value-type="string" calcext:value-type="string">
            <text:p>cell part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99080</text:p>
          </table:table-cell>
          <table:table-cell office:value-type="string" calcext:value-type="string">
            <text:p>supramolecular complex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 style:data-style-name="N2" text:time-value="14:45:44.622553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6T14:53:22.392842860</dc:date>
    <meta:editing-duration>PT12M23S</meta:editing-duration>
    <meta:editing-cycles>6</meta:editing-cycles>
    <meta:generator>LibreOffice/5.1.6.2$Linux_X86_64 LibreOffice_project/10m0$Build-2</meta:generator>
    <meta:document-statistic meta:table-count="1" meta:cell-count="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9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6.984cm" xlink:href=".." xlink:type="simple" chart:class="chart:bar" chart:style-name="ch1">
        <chart:legend svg:x="12.888cm" svg:y="10.648cm" style:legend-expansion="custom" chartooo:width="3.111cm" chartooo:height="2.59cm" style:legend-expansion-aspect-ratio="1.2011583011583" chart:style-name="ch2"/>
        <chart:plot-area chart:style-name="ch3" table:cell-range-address="'UTSMER9A3_Gambierdiscus-carpenteri_gosum1-cell'.B1:'UTSMER9A3_Gambierdiscus-carpenteri_gosum1-cell'.G13" chart:data-source-has-labels="both" svg:x="0.346cm" svg:y="0.136cm" svg:width="12.589cm" svg:height="16.878cm">
          <chartooo:coordinate-region svg:x="1.153cm" svg:y="0.335cm" svg:width="11.782cm" svg:height="13.23cm"/>
          <chart:axis chart:dimension="x" chart:name="primary-x" chart:style-name="ch4" chartooo:axis-type="auto">
            <chartooo:date-scale/>
            <chart:categories table:cell-range-address="'UTSMER9A3_Gambierdiscus-carpenteri_gosum1-cell'.B2:'UTSMER9A3_Gambierdiscus-carpenteri_gosum1-cell'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TSMER9A3_Gambierdiscus-carpenteri_gosum1-cell'.C2:'UTSMER9A3_Gambierdiscus-carpenteri_gosum1-cell'.C13" chart:label-cell-address="'UTSMER9A3_Gambierdiscus-carpenteri_gosum1-cell'.C1:'UTSMER9A3_Gambierdiscus-carpenteri_gosum1-cell'.C1" chart:class="chart:bar">
            <chart:data-point chart:repeated="12"/>
          </chart:series>
          <chart:series chart:style-name="ch8" chart:values-cell-range-address="'UTSMER9A3_Gambierdiscus-carpenteri_gosum1-cell'.D2:'UTSMER9A3_Gambierdiscus-carpenteri_gosum1-cell'.D13" chart:label-cell-address="'UTSMER9A3_Gambierdiscus-carpenteri_gosum1-cell'.D1:'UTSMER9A3_Gambierdiscus-carpenteri_gosum1-cell'.D1" chart:class="chart:bar">
            <chart:data-point chart:repeated="12"/>
          </chart:series>
          <chart:series chart:style-name="ch9" chart:values-cell-range-address="'UTSMER9A3_Gambierdiscus-carpenteri_gosum1-cell'.E2:'UTSMER9A3_Gambierdiscus-carpenteri_gosum1-cell'.E13" chart:label-cell-address="'UTSMER9A3_Gambierdiscus-carpenteri_gosum1-cell'.E1:'UTSMER9A3_Gambierdiscus-carpenteri_gosum1-cell'.E1" chart:class="chart:bar">
            <chart:data-point chart:repeated="12"/>
          </chart:series>
          <chart:series chart:style-name="ch10" chart:values-cell-range-address="'UTSMER9A3_Gambierdiscus-carpenteri_gosum1-cell'.F2:'UTSMER9A3_Gambierdiscus-carpenteri_gosum1-cell'.F13" chart:label-cell-address="'UTSMER9A3_Gambierdiscus-carpenteri_gosum1-cell'.F1:'UTSMER9A3_Gambierdiscus-carpenteri_gosum1-cell'.F1" chart:class="chart:bar">
            <chart:data-point chart:repeated="12"/>
          </chart:series>
          <chart:series chart:style-name="ch11" chart:values-cell-range-address="'UTSMER9A3_Gambierdiscus-carpenteri_gosum1-cell'.G2:'UTSMER9A3_Gambierdiscus-carpenteri_gosum1-cell'.G13" chart:label-cell-address="'UTSMER9A3_Gambierdiscus-carpenteri_gosum1-cell'.G1:'UTSMER9A3_Gambierdiscus-carpenteri_gosum1-cell'.G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. australes</text:p>
                <draw:g>
                  <svg:desc>'UTSMER9A3_Gambierdiscus-carpenteri_gosum1-cell'.C1:'UTSMER9A3_Gambierdiscus-carpenteri_gosum1-cell'.C1</svg:desc>
                </draw:g>
              </table:table-cell>
              <table:table-cell office:value-type="string">
                <text:p>G. carpenteri</text:p>
                <draw:g>
                  <svg:desc>'UTSMER9A3_Gambierdiscus-carpenteri_gosum1-cell'.D1:'UTSMER9A3_Gambierdiscus-carpenteri_gosum1-cell'.D1</svg:desc>
                </draw:g>
              </table:table-cell>
              <table:table-cell office:value-type="string">
                <text:p>G. lapillus</text:p>
                <draw:g>
                  <svg:desc>'UTSMER9A3_Gambierdiscus-carpenteri_gosum1-cell'.E1:'UTSMER9A3_Gambierdiscus-carpenteri_gosum1-cell'.E1</svg:desc>
                </draw:g>
              </table:table-cell>
              <table:table-cell office:value-type="string">
                <text:p>G. cf. Silvae</text:p>
                <draw:g>
                  <svg:desc>'UTSMER9A3_Gambierdiscus-carpenteri_gosum1-cell'.F1:'UTSMER9A3_Gambierdiscus-carpenteri_gosum1-cell'.F1</svg:desc>
                </draw:g>
              </table:table-cell>
              <table:table-cell office:value-type="string">
                <text:p>G. polynesiensis</text:p>
                <draw:g>
                  <svg:desc>'UTSMER9A3_Gambierdiscus-carpenteri_gosum1-cell'.G1:'UTSMER9A3_Gambierdiscus-carpenteri_gosum1-cell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mbrane</text:p>
                <draw:g>
                  <svg:desc>'UTSMER9A3_Gambierdiscus-carpenteri_gosum1-cell'.B2:'UTSMER9A3_Gambierdiscus-carpenteri_gosum1-cell'.B13</svg:desc>
                </draw:g>
              </table:table-cell>
              <table:table-cell office:value-type="float" office:value="9">
                <text:p>9</text:p>
                <draw:g>
                  <svg:desc>'UTSMER9A3_Gambierdiscus-carpenteri_gosum1-cell'.C2:'UTSMER9A3_Gambierdiscus-carpenteri_gosum1-cell'.C13</svg:desc>
                </draw:g>
              </table:table-cell>
              <table:table-cell office:value-type="float" office:value="9">
                <text:p>9</text:p>
                <draw:g>
                  <svg:desc>'UTSMER9A3_Gambierdiscus-carpenteri_gosum1-cell'.D2:'UTSMER9A3_Gambierdiscus-carpenteri_gosum1-cell'.D13</svg:desc>
                </draw:g>
              </table:table-cell>
              <table:table-cell office:value-type="float" office:value="9">
                <text:p>9</text:p>
                <draw:g>
                  <svg:desc>'UTSMER9A3_Gambierdiscus-carpenteri_gosum1-cell'.E2:'UTSMER9A3_Gambierdiscus-carpenteri_gosum1-cell'.E13</svg:desc>
                </draw:g>
              </table:table-cell>
              <table:table-cell office:value-type="float" office:value="9">
                <text:p>9</text:p>
                <draw:g>
                  <svg:desc>'UTSMER9A3_Gambierdiscus-carpenteri_gosum1-cell'.F2:'UTSMER9A3_Gambierdiscus-carpenteri_gosum1-cell'.F13</svg:desc>
                </draw:g>
              </table:table-cell>
              <table:table-cell office:value-type="float" office:value="10">
                <text:p>10</text:p>
                <draw:g>
                  <svg:desc>'UTSMER9A3_Gambierdiscus-carpenteri_gosum1-cell'.G2:'UTSMER9A3_Gambierdiscus-carpenteri_gosum1-cell'.G13</svg:desc>
                </draw:g>
              </table:table-cell>
            </table:table-row>
            <table:table-row>
              <table:table-cell office:value-type="string">
                <text:p>cell junctio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mbrane-enclosed lume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tein-containing complex</text:p>
              </table:table-cell>
              <table:table-cell office:value-type="float" office:value="151">
                <text:p>151</text:p>
              </table:table-cell>
              <table:table-cell office:value-type="float" office:value="146">
                <text:p>146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organelle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extracellular region part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rganelle part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virion part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mbrane part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synapse part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ll part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74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supramolecular complex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